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295cm" svg:height="6.561cm" svg:x="17.424cm" svg:y="1.381cm">
            <draw:object draw:notify-on-update-of-ranges="Sheet1.A5:Sheet1.A23 Sheet1.B5:Sheet1.B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5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URN BASED: AVERAGE WAITING TIME</text:p>
          </table:table-cell>
          <table:covered-table-cell table:style-name="Default"/>
          <table:covered-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#Collabs</text:p>
          </table:table-cell>
          <table:table-cell table:style-name="ce4" office:value-type="string" calcext:value-type="string">
            <text:p>Avg. Waiting Tim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559.5" calcext:value-type="float">
            <text:p>84559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072" calcext:value-type="float">
            <text:p>3507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2583.25" calcext:value-type="float">
            <text:p>212583.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8895.4" calcext:value-type="float">
            <text:p>428895.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4355.166666667" calcext:value-type="float">
            <text:p>424355.1666666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9192.857142857" calcext:value-type="float">
            <text:p>359192.85714285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867.5" calcext:value-type="float">
            <text:p>571867.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8461.666666667" calcext:value-type="float">
            <text:p>778461.6666666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4205.3" calcext:value-type="float">
            <text:p>924205.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9627" calcext:value-type="float">
            <text:p>50962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2832.91666667" calcext:value-type="float">
            <text:p>1202832.916666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5450.38461538" calcext:value-type="float">
            <text:p>1445450.3846153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59899.64285714" calcext:value-type="float">
            <text:p>2159899.642857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54395.13333333" calcext:value-type="float">
            <text:p>2154395.133333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9066.875" calcext:value-type="float">
            <text:p>809066.87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23729.76470588" calcext:value-type="float">
            <text:p>2723729.7647058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81627.11111111" calcext:value-type="float">
            <text:p>2681627.1111111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7790" calcext:value-type="float">
            <text:p>100779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1:15:59.512426494</meta:creation-date>
    <meta:generator>LibreOffice/4.2.8.2$Linux_X86_64 LibreOffice_project/420m0$Build-2</meta:generator>
    <dc:date>2018-01-29T11:41:36.978331168</dc:date>
    <meta:editing-duration>PT20M</meta:editing-duration>
    <meta:editing-cycles>5</meta:editing-cycles>
    <meta:document-statistic meta:table-count="1" meta:cell-count="4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96cm" svg:height="6.562cm" xlink:href=".." xlink:type="simple" chart:class="chart:line" chart:style-name="ch1">
        <chart:legend chart:legend-position="end" svg:x="10.444cm" svg:y="2.733cm" style:legend-expansion="high" chart:style-name="ch2"/>
        <chart:plot-area chart:style-name="ch3" table:cell-range-address="Sheet1.A5:Sheet1.B23" svg:x="0.265cm" svg:y="0.131cm" svg:width="9.914cm" svg:height="6.3cm">
          <chartooo:coordinate-region svg:x="1.812cm" svg:y="0.331cm" svg:width="8.18cm" svg:height="5.4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5:Sheet1.A23" chart:class="chart:line">
            <chart:data-point chart:repeated="19"/>
          </chart:series>
          <chart:series chart:style-name="ch7" chart:values-cell-range-address="Sheet1.B5:Sheet1.B2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23</svg:desc>
                </draw:g>
              </table:table-cell>
              <table:table-cell office:value-type="float" office:value="0">
                <text:p>0</text:p>
                <draw:g>
                  <svg:desc>Sheet1.B5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4559.5">
                <text:p>8455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072">
                <text:p>35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2583.25">
                <text:p>212583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8895.4">
                <text:p>42889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24355.166666667">
                <text:p>424355.1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59192.857142857">
                <text:p>359192.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71867.5">
                <text:p>57186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78461.666666667">
                <text:p>778461.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24205.3">
                <text:p>92420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09627">
                <text:p>509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02832.91666667">
                <text:p>1202832.91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45450.38461538">
                <text:p>1445450.38461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59899.64285714">
                <text:p>2159899.6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54395.13333333">
                <text:p>2154395.1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09066.875">
                <text:p>809066.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723729.76470588">
                <text:p>2723729.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681627.11111111">
                <text:p>2681627.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07790">
                <text:p>10077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